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e56" officeooo:paragraph-rsid="0011c820"/>
    </style:style>
    <style:style style:name="P2" style:family="paragraph" style:parent-style-name="Standard">
      <style:text-properties officeooo:rsid="0011c820" officeooo:paragraph-rsid="0011c820"/>
    </style:style>
    <style:style style:name="P3" style:family="paragraph" style:parent-style-name="Standard">
      <style:text-properties style:font-name="Courier New" fo:font-size="9.75pt" officeooo:rsid="0011c820" officeooo:paragraph-rsid="0011c820"/>
    </style:style>
    <style:style style:name="P4" style:family="paragraph" style:parent-style-name="Standard">
      <style:text-properties officeooo:rsid="00131614" officeooo:paragraph-rsid="00131614"/>
    </style:style>
    <style:style style:name="T1" style:family="text">
      <style:text-properties style:font-name="Courier New" fo:font-size="9.75pt"/>
    </style:style>
    <style:style style:name="T2" style:family="text">
      <style:text-properties style:font-name="Courier New" fo:font-size="9.75pt" officeooo:rsid="0011c8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</text:span><text:span text:style-name="T1">he PICkit3 </text:span><text:span text:style-name="T2">is </text:span><text:span text:style-name="T1">directly connect</text:span><text:span text:style-name="T2">ed</text:span><text:span text:style-name="T1"> to PC </text:span><text:span text:style-name="T2">(</text:span><text:span text:style-name="T1">not trough an USB hub</text:span><text:span text:style-name="T2">)</text:span><text:span text:style-name="T1">.</text:span><text:span text:style-name="T2"> I use the USB cable delivered with my order. I have not a shorter cable.</text:span></text:p>
      <text:p text:style-name="P3"/>
      <text:p text:style-name="P3">The results:</text:p>
      <text:p text:style-name="P3"/>
      <text:p text:style-name="P2">Connecting to MPLAB PICkit 3...</text:p>
      <text:p text:style-name="P2"/>
      <text:p text:style-name="P2">Currently loaded firmware on PICkit 3</text:p>
      <text:p text:style-name="P2">Firmware Suite Version.....01.36.10</text:p>
      <text:p text:style-name="P2">Firmware type..............Enhanced Midrange</text:p>
      <text:p text:style-name="P2"/>
      <text:p text:style-name="P4">MPLAB opens a windows which contains the same message as previously: Check that the device selected in MPLAB IDE (PIC16F1459) is the same one that is attached to the debug tool...</text:p>
      <text:p text:style-name="P4"/>
      <text:p text:style-name="P4">After clicking on OK:</text:p>
      <text:p text:style-name="P2"/>
      <text:p text:style-name="P2">Programmer to target power is enabled - VDD = 4,500000 volts.</text:p>
      <text:p text:style-name="P2">Target device PIC16F1459 found.</text:p>
      <text:p text:style-name="P2">Device ID Revision = 1003</text:p>
      <text:p text:style-name="P2"/>
      <text:p text:style-name="P2">The following memory area(s) will be programmed:</text:p>
      <text:p text:style-name="P2">program memory: start address = 0x0, end address = 0x19f</text:p>
      <text:p text:style-name="P2">configuration memory</text:p>
      <text:p text:style-name="P2"/>
      <text:p text:style-name="P2">Device Erased...</text:p>
      <text:p text:style-name="P2"/>
      <text:p text:style-name="P2">Programming...</text:p>
      <text:p text:style-name="P2">Programming/Verify comp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1:19:17.629457996</meta:creation-date>
    <dc:date>2015-05-07T18:47:55.812594129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125" meta:character-count="794" meta:non-whitespace-character-count="686"/>
  </office:meta>
</office:document-meta>
</file>